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monico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nombre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email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password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telefono</text:p>
          </table:table-cell>
          <table:table-cell table:style-name="ce1" office:value-type="string" calcext:value-type="string">
            <text:p>Varchar(2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rol</text:p>
          </table:table-cell>
          <table:table-cell office:value-type="string" calcext:value-type="string">
            <text:p>Int(1)</text:p>
          </table:table-cell>
          <table:table-cell office:value-type="string" calcext:value-type="string">
            <text:p>0&lt;x&lt;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_fecha_registro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_activo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s (Propiedad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_numero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_ca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fk_u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_ocupada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os(Mantenimiento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_in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fk_u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fk_c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_mon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_recar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_mes_pagad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_fecha_pa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_metodo_p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o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_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k_u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2:57:46.173463988</meta:creation-date>
    <dc:date>2025-05-02T23:12:28.388803766</dc:date>
    <meta:editing-duration>PT14M42S</meta:editing-duration>
    <meta:editing-cycles>2</meta:editing-cycles>
    <meta:generator>LibreOffice/7.4.7.2$Linux_X86_64 LibreOffice_project/40$Build-2</meta:generator>
    <meta:document-statistic meta:table-count="1" meta:cell-count="56" meta:object-count="0"/>
  </office:meta>
</office:document-meta>
</file>